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3fdc03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56e0bb" officeooo:paragraph-rsid="00526257" style:font-size-asian="12pt" style:font-size-complex="12pt"/>
    </style:style>
    <style:style style:name="P3" style:family="paragraph" style:parent-style-name="Standard">
      <style:text-properties style:font-name="DejaVu Sans Condensed" fo:font-size="12pt" fo:font-weight="bold" officeooo:rsid="0088cba7" officeooo:paragraph-rsid="0088cba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788672" officeooo:paragraph-rsid="007cfa1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officeooo:rsid="00763013" officeooo:paragraph-rsid="00763013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DejaVu Sans Condensed" fo:font-size="12pt" fo:font-weight="normal" officeooo:rsid="00777fff" officeooo:paragraph-rsid="00777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>
      <style:paragraph-properties fo:text-align="start" style:justify-single-word="false"/>
      <style:text-properties officeooo:paragraph-rsid="007cfa16"/>
    </style:style>
    <style:style style:name="P9" style:family="paragraph" style:parent-style-name="Standard">
      <style:paragraph-properties fo:text-align="start" style:justify-single-word="false"/>
      <style:text-properties officeooo:paragraph-rsid="00763013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797538" officeooo:paragraph-rsid="00797538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88cba7" officeooo:paragraph-rsid="0088cba7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763013" officeooo:paragraph-rsid="00763013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52534e" officeooo:paragraph-rsid="00763013" style:font-size-asian="12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777fff" officeooo:paragraph-rsid="00777fff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2534e" officeooo:paragraph-rsid="00763013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text-properties style:font-name="DejaVu Sans Condensed" fo:font-size="12pt" fo:font-weight="normal" officeooo:rsid="0088cba7" officeooo:paragraph-rsid="0088cba7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text-properties style:font-name="DejaVu Sans Condensed" fo:font-size="12pt" fo:font-weight="normal" officeooo:rsid="0088cba7" officeooo:paragraph-rsid="0088cba7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DejaVu Sans Condensed" officeooo:paragraph-rsid="00777fff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88cba7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788672"/>
    </style:style>
    <style:style style:name="P21" style:family="paragraph" style:parent-style-name="Standard" style:list-style-name="L3">
      <style:text-properties officeooo:paragraph-rsid="00777fff"/>
    </style:style>
    <style:style style:name="P22" style:family="paragraph" style:parent-style-name="Standard" style:list-style-name="L4">
      <style:text-properties officeooo:paragraph-rsid="007f8cdc"/>
    </style:style>
    <style:style style:name="P23" style:family="paragraph" style:parent-style-name="Standard" style:list-style-name="L6">
      <style:text-properties officeooo:paragraph-rsid="008ba2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c676" style:font-weight-asian="bold" style:font-weight-complex="bold"/>
    </style:style>
    <style:style style:name="T3" style:family="text">
      <style:text-properties fo:font-weight="bold" officeooo:rsid="007cfa16" style:font-weight-asian="bold" style:font-weight-complex="bold"/>
    </style:style>
    <style:style style:name="T4" style:family="text">
      <style:text-properties fo:font-weight="bold" officeooo:rsid="0085735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391ff" style:font-weight-asian="normal" style:font-weight-complex="normal"/>
    </style:style>
    <style:style style:name="T7" style:family="text">
      <style:text-properties fo:font-weight="normal" officeooo:rsid="0047c676" style:font-weight-asian="normal" style:font-weight-complex="normal"/>
    </style:style>
    <style:style style:name="T8" style:family="text">
      <style:text-properties fo:font-weight="normal" officeooo:rsid="0020acb9" style:font-weight-asian="normal" style:font-weight-complex="normal"/>
    </style:style>
    <style:style style:name="T9" style:family="text">
      <style:text-properties fo:font-weight="normal" officeooo:rsid="00763013" style:font-weight-asian="normal" style:font-weight-complex="normal"/>
    </style:style>
    <style:style style:name="T10" style:family="text">
      <style:text-properties fo:font-size="12pt" fo:font-weight="bold" officeooo:rsid="00777fff" style:font-size-asian="12pt" style:font-weight-asian="bold" style:font-size-complex="12pt" style:font-weight-complex="bold"/>
    </style:style>
    <style:style style:name="T11" style:family="text">
      <style:text-properties fo:font-size="12pt" fo:font-weight="normal" officeooo:rsid="00777fff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788672" style:font-size-asian="12pt" style:font-weight-asian="normal" style:font-size-complex="12pt" style:font-weight-complex="normal"/>
    </style:style>
    <style:style style:name="T13" style:family="text">
      <style:text-properties style:font-name-asian="DejaVu Sans Condensed1" style:font-name-complex="DejaVu Sans Condensed1"/>
    </style:style>
    <style:style style:name="T14" style:family="text">
      <style:text-properties officeooo:rsid="007a4d5b"/>
    </style:style>
    <style:style style:name="T15" style:family="text">
      <style:text-properties officeooo:rsid="007cfa16"/>
    </style:style>
    <style:style style:name="T16" style:family="text">
      <style:text-properties style:font-name="DejaVu Sans Condensed"/>
    </style:style>
    <style:style style:name="T17" style:family="text">
      <style:text-properties style:font-name="DejaVu Sans Condensed" fo:font-weight="normal" officeooo:rsid="0052534e" style:font-weight-asian="normal" style:font-weight-complex="normal"/>
    </style:style>
    <style:style style:name="T18" style:family="text">
      <style:text-properties style:font-name="DejaVu Sans Condensed" fo:font-weight="normal" officeooo:rsid="007e2646" style:font-weight-asian="normal" style:font-weight-complex="normal"/>
    </style:style>
    <style:style style:name="T19" style:family="text">
      <style:text-properties style:font-name="DejaVu Sans Condensed" fo:font-weight="normal" officeooo:rsid="007f779e" style:font-weight-asian="normal" style:font-weight-complex="normal"/>
    </style:style>
    <style:style style:name="T20" style:family="text">
      <style:text-properties style:font-name="DejaVu Sans Condensed" fo:font-weight="normal" officeooo:rsid="00763013" style:font-weight-asian="normal" style:font-weight-complex="normal"/>
    </style:style>
    <style:style style:name="T21" style:family="text">
      <style:text-properties style:font-name="DejaVu Sans Condensed" fo:font-weight="normal" officeooo:rsid="007f8cdc" style:font-weight-asian="normal" style:font-weight-complex="normal"/>
    </style:style>
    <style:style style:name="T22" style:family="text">
      <style:text-properties style:font-name="DejaVu Sans Condensed" fo:font-size="12pt" fo:font-weight="normal" officeooo:rsid="00763013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788672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7b2436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87baa5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8d27df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88cba7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8a191a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8ba2c6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8cb0a9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bold" officeooo:rsid="00763013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87be15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88737f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6a599e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732bb7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7b2436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88cba7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8e066c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8ebee3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style="italic" officeooo:rsid="00797538" style:font-size-asian="12pt" style:font-style-asian="italic" style:font-size-complex="12pt" style:font-style-complex="italic"/>
    </style:style>
    <style:style style:name="T42" style:family="text">
      <style:text-properties style:font-name="DejaVu Sans Condensed" fo:font-size="12pt" fo:font-style="italic" officeooo:rsid="0088cba7" style:font-size-asian="12pt" style:font-style-asian="italic" style:font-size-complex="12pt" style:font-style-complex="italic"/>
    </style:style>
    <style:style style:name="T43" style:family="text">
      <style:text-properties style:font-name="DejaVu Sans Condensed" fo:font-weight="bold" officeooo:rsid="007e2646" style:font-weight-asian="bold" style:font-weight-complex="bold"/>
    </style:style>
    <style:style style:name="T44" style:family="text">
      <style:text-properties officeooo:rsid="0088cba7"/>
    </style:style>
    <style:style style:name="T45" style:family="text">
      <style:text-properties officeooo:rsid="008ebe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2">30</text:span><text:span text:style-name="T40">3</text:span><text:span text:style-name="T34"> - </text:span><text:span text:style-name="T35">Flight - </text:span><text:span text:style-name="T34">Navigation</text:span><text:span text:style-name="T32"> Course</text:span><text:span text:style-name="T36">,</text:span><text:span text:style-name="T32"> INS Updates</text:span><text:span text:style-name="T38">, Markpoints</text:span></text:p>
      <text:p text:style-name="P1"/>
      <text:p text:style-name="P4">Route Desired (set a course to fly toward a waypoint)</text:p>
      <text:p text:style-name="P8"><text:span text:style-name="T41">On </text:span><text:span text:style-name="T42">INS</text:span><text:span text:style-name="T41"> panel (right console forward)</text:span></text:p>
      <text:list xml:id="list2369785937" text:style-name="L1">
        <text:list-item>
          <text:p text:style-name="P10">Press <text:span text:style-name="T1">PREP</text:span>, then <text:span text:style-name="T14">enter </text:span>NN of waypoint to set course for.</text:p>
        </text:list-item>
        <text:list-item>
          <text:p text:style-name="P10">Set knob to <text:span text:style-name="T1">RD/TD</text:span> (Route Desired/Time Desired).</text:p>
        </text:list-item>
        <text:list-item>
          <text:p text:style-name="P11">Left numbers are Route in degrees true, right numbers are Time.</text:p>
        </text:list-item>
        <text:list-item>
          <text:p text:style-name="P19"><text:span text:style-name="T24">Press </text:span><text:span text:style-name="T37">1 or 7</text:span><text:span text:style-name="T24"> for </text:span><text:span text:style-name="T25">left numbers</text:span><text:span text:style-name="T26"> (</text:span><text:span text:style-name="T27">route in </text:span><text:span text:style-name="T38">degrees true</text:span><text:span text:style-name="T25">)</text:span><text:span text:style-name="T24">, or </text:span><text:span text:style-name="T37">3 or 9</text:span><text:span text:style-name="T24"> for </text:span><text:span text:style-name="T26">right numbers (</text:span><text:span text:style-name="T27">time</text:span><text:span text:style-name="T25">)</text:span><text:span text:style-name="T24">, then enter </text:span><text:span text:style-name="T27">value</text:span><text:span text:style-name="T24">. <text:s/>Press </text:span><text:span text:style-name="T37">INS</text:span><text:span text:style-name="T24"> to save, or </text:span><text:span text:style-name="T37">EFF</text:span><text:span text:style-name="T24"> to cancel.</text:span></text:p>
        </text:list-item>
        <text:list-item>
          <text:p text:style-name="P10">In <text:span text:style-name="T1">NAV </text:span><text:span text:style-name="T4">master </text:span><text:span text:style-name="T1">mode</text:span>, press <text:span text:style-name="T1">RD</text:span> button on <text:span text:style-name="T1">PCA</text:span> panel (above left knee) to enable route following symbology<text:span text:style-name="T15">:</text:span> small vertical lines<text:span text:style-name="T15"> ("</text:span><text:span text:style-name="T3">| |</text:span><text:span text:style-name="T15">")</text:span> on the HUD<text:span text:style-name="T15"> and radar screen</text:span>.<text:span text:style-name="T44"> <text:s/>Fly indicated heading to </text:span></text:p>
        </text:list-item>
      </text:list>
      <text:p text:style-name="P2"/>
      <text:p text:style-name="P9"><text:span text:style-name="T31">INS update in NAV mode (for INS update while toss bombing, see </text:span><text:span text:style-name="T39">A/G W</text:span><text:span text:style-name="T31">eapons page for </text:span><text:span text:style-name="T39">CCRP</text:span><text:span text:style-name="T31">)</text:span></text:p>
      <text:p text:style-name="P5">Using radar ranging</text:p>
      <text:list xml:id="list2976610923" text:style-name="L2">
        <text:list-item>
          <text:p text:style-name="P12"><text:span text:style-name="T1">Gray Reset Hat press</text:span> to set A/A mode to neutral.</text:p>
        </text:list-item>
        <text:list-item>
          <text:p text:style-name="P12"><text:span text:style-name="T1">Dish Hat down</text:span> to set HUD to NAV mode.</text:p>
        </text:list-item>
        <text:list-item>
          <text:p text:style-name="P12">Press <text:span text:style-name="T1">OBL</text:span> button on PCA panel (above left knee).</text:p>
        </text:list-item>
        <text:list-item>
          <text:p text:style-name="P15">A diamond will appear on the HUD indicating where the radar is pointing.</text:p>
        </text:list-item>
        <text:list-item>
          <text:p text:style-name="P15">When you are within 10 miles of the waypoint, a cross will appear on the HUD where the plane thinks the waypoint is.</text:p>
        </text:list-item>
        <text:list-item>
          <text:p text:style-name="P13"><text:span text:style-name="T5">Point the diamond at the correct location of the waypoint and press </text:span><text:span text:style-name="T2">Rear Thumb Button</text:span><text:span text:style-name="T7"> ("</text:span><text:span text:style-name="T8">Magic slave</text:span><text:span text:style-name="T6">/</text:span><text:span text:style-name="T8">AG designate</text:span><text:span text:style-name="T6">/INS position update</text:span><text:span text:style-name="T7">")</text:span><text:span text:style-name="T5"> to </text:span><text:span text:style-name="T9">designate a new location for the waypoint.</text:span></text:p>
        </text:list-item>
        <text:list-item>
          <text:p text:style-name="P20"><text:span text:style-name="T23">On </text:span><text:span text:style-name="T28">INS</text:span><text:span text:style-name="T23"> panel (right console forward), i</text:span><text:span text:style-name="T22">f the difference between current location and designated location is less than 15 nmi, the </text:span><text:span text:style-name="T31">VAL</text:span><text:span text:style-name="T22"> button will turn on. <text:s/>Press the </text:span><text:span text:style-name="T31">VAL</text:span><text:span text:style-name="T22"> button to accept the update, or </text:span><text:span text:style-name="T31">REC</text:span><text:span text:style-name="T22"> button to reject the update.</text:span></text:p>
        </text:list-item>
      </text:list>
      <text:p text:style-name="P5">Using direct overf<text:span text:style-name="T13">‌</text:span>light</text:p>
      <text:list xml:id="list201672467" text:style-name="L3">
        <text:list-item>
          <text:p text:style-name="P14">Fly directly over the correct location for the current waypoint.</text:p>
        </text:list-item>
        <text:list-item>
          <text:p text:style-name="P21"><text:span text:style-name="T16">At the moment you fly over,</text:span><text:span text:style-name="T17"> </text:span><text:span text:style-name="T18">press </text:span><text:span text:style-name="T43">Forward Thumb Button</text:span><text:span text:style-name="T18"> ("Magic </text:span><text:span text:style-name="T19">unlock</text:span><text:span text:style-name="T18">/NAV update") </text:span><text:span text:style-name="T17">to </text:span><text:span text:style-name="T20">designate a new location for the waypoint.</text:span></text:p>
        </text:list-item>
      </text:list>
      <text:list xml:id="list567994858" text:style-name="L4">
        <text:list-item>
          <text:list>
            <text:list-item>
              <text:p text:style-name="P22"><text:span text:style-name="T20">N</text:span><text:span text:style-name="T21">OTE: Forward Thumb Button for overflight updates, Rear Thumb Button for radar updates.</text:span></text:p>
            </text:list-item>
          </text:list>
        </text:list-item>
      </text:list>
      <text:list xml:id="list123432886434281" text:continue-list="list201672467" text:style-name="L3">
        <text:list-item>
          <text:p text:style-name="P18"><text:span text:style-name="T12">On PCN panel (right console forward), i</text:span><text:span text:style-name="T11">f the difference between current location and designated location is less than 15 nmi, the </text:span><text:span text:style-name="T10">VAL</text:span><text:span text:style-name="T11"> button will turn on. <text:s/>Press the </text:span><text:span text:style-name="T10">VAL</text:span><text:span text:style-name="T11"> button to accept the update, or </text:span><text:span text:style-name="T10">REC</text:span><text:span text:style-name="T11"> button to reject the update.</text:span></text:p>
        </text:list-item>
      </text:list>
      <text:p text:style-name="P6"/>
      <text:p text:style-name="P3">Markpoints</text:p>
      <text:list xml:id="list1863894092" text:style-name="L5">
        <text:list-item>
          <text:p text:style-name="P16">You have <text:span text:style-name="T1">3 markpoints</text:span> available, numbered as <text:span text:style-name="T1">waypoints 91, 92, and 93</text:span>.</text:p>
        </text:list-item>
        <text:list-item>
          <text:p text:style-name="P16">Markpoints <text:span text:style-name="T1">cannot be modified or deleted</text:span>.</text:p>
        </text:list-item>
      </text:list>
      <text:list xml:id="list3870148022" text:style-name="L6">
        <text:list-item>
          <text:p text:style-name="P23"><text:span text:style-name="T27">Press the </text:span><text:span text:style-name="T38">MRQ</text:span><text:span text:style-name="T27"> button on the INS panel to show your current overflight location, then press </text:span><text:span text:style-name="T38">VAL</text:span><text:span text:style-name="T27"> button to save that location as a markpoint</text:span><text:span text:style-name="T29"> (</text:span><text:span text:style-name="T22">or </text:span><text:span text:style-name="T31">REC</text:span><text:span text:style-name="T22"> button to reject the </text:span><text:span text:style-name="T30">location</text:span><text:span text:style-name="T29">??)</text:span><text:span text:style-name="T22">.</text:span></text:p>
        </text:list-item>
        <text:list-item>
          <text:p text:style-name="P17">Second row of INS display will show <text:span text:style-name="T1">M91</text:span>, <text:span text:style-name="T1">M92</text:span>, <text:span text:style-name="T1">M93</text:span> as markpoints are saved.</text:p>
        </text:list-item>
        <text:list-item>
          <text:p text:style-name="P17">Navigate to markpoints as you would to waypoints numbered 91, 92, or 93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7T12:34:31.032000000</dc:date>
    <meta:editing-duration>P1DT8H25M39S</meta:editing-duration>
    <meta:editing-cycles>10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8" meta:word-count="457" meta:character-count="2511" meta:non-whitespace-character-count="2098"/>
  </office:meta>
</office:document-meta>
</file>